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f3c5" officeooo:paragraph-rsid="0004f3c5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>
      <style:text-properties officeooo:rsid="0004f3c5" officeooo:paragraph-rsid="0004f3c5"/>
    </style:style>
    <style:style style:name="P5" style:family="paragraph" style:parent-style-name="Text_20_body">
      <style:text-properties officeooo:paragraph-rsid="0004f3c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lab 1</text:p>
      <text:p text:style-name="P1"/>
      <text:p text:style-name="P1">Problem 5:</text:p>
      <text:p text:style-name="P1"/>
      <text:p text:style-name="P4">PLA: sufficiently strong 50-65MPa but super brittle not bendy breaks easy melts around 55-60C absorbs water easy cheap like 14-30$/kg good for light models or aesthetic stuff</text:p>
      <text:p text:style-name="P4"><text:line-break/>ABS: not as strong as PLA but bends more before breaking good at taking hits melts 90-105C better with moisture costs 18-28$/kg stronger functional parts</text:p>
      <text:p text:style-name="P4"><text:line-break/>PETG: strong and flexible bends a lot tough good impact resistance melts 70-80C resists moisture and weather a bit costs 18-35$/kg good for outdoor durable parts</text:p>
      <text:p text:style-name="P4"><text:line-break/>SLA resin: high detail smooth finish usually brittle breaks easy low heat resistance softens fast sensitive to moisture UV expensive 15-200$/L mostly for prototypes display</text:p>
      <text:p text:style-name="P4"><text:line-break/>Wood (birch): moderate strength depends on grain fibrous bends a bit can warp with moisture heat cheap-medium used in furniture and stuff</text:p>
      <text:p text:style-name="P4"><text:line-break/>Aluminum: super strong 200-300MPa stiff low bend very high heat resistance doesnt absorb water expensive machining structural high load stuff</text:p>
      <text:p text:style-name="P4"/>
      <text:p text:style-name="P4"/>
      <text:p text:style-name="P4"/>
      <text:p text:style-name="P4"/>
      <text:p text:style-name="P5">PLA enviro: biodegradable in industrial compost kinda recyclable limited low impact corn based breaks down if composted low toxicity easy disposal</text:p>
      <text:p text:style-name="P5"><text:line-break/>ABS enviro: not biodegradable can recycle if sorted else landfill petroleum based higher energy stays forever if not recycled toxic if burned disposal not great</text:p>
      <text:p text:style-name="P5"><text:line-break/>PETG enviro: not biodegradable recyclable in plastic streams petroleum based but can recycle stays forever if not recycled toxic if burned disposal needs recycling</text:p>
      <text:p text:style-name="P5"><text:line-break/>SLA resin enviro: not biodegradable hard to recycle needs special handling toxic liquid before cure stays forever after cure hazardous if not handled disposal requires care</text:p>
      <text:p text:style-name="P5"><text:soft-page-break/><text:line-break/>Wood enviro: biodegradable natural recyclable reusable low impact goes back to soil low toxicity easy disposal</text:p>
      <text:p text:style-name="P5"><text:line-break/>Aluminum enviro: not biodegradable highly recyclable mining energy heavy to make can recycle repeatedly low toxicity disposal ok if recycled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11:41:49.536036931</meta:creation-date>
    <dc:date>2026-04-01T23:26:51.820048704</dc:date>
    <meta:editing-duration>PT45S</meta:editing-duration>
    <meta:editing-cycles>1</meta:editing-cycles>
    <meta:document-statistic meta:table-count="0" meta:image-count="0" meta:object-count="0" meta:page-count="2" meta:paragraph-count="14" meta:word-count="281" meta:character-count="1857" meta:non-whitespace-character-count="1580"/>
    <meta:generator>LibreOffice/7.3.7.2$Linux_X86_64 LibreOffice_project/30$Build-2</meta:generator>
  </office:meta>
</office:document-meta>
</file>